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80000027A8DAC5BD8B0E42A93.png" manifest:media-type="image/png"/>
  <manifest:file-entry manifest:full-path="Pictures/10000000000002FB000001D1BD0D996AC2423C45.png" manifest:media-type="image/png"/>
  <manifest:file-entry manifest:full-path="Pictures/100000000000036A000001A8FBB5E3C16DD831B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96cm, 0.465cm, 0cm, 0.388cm)" draw:image-opacity="100%" style:mirror="none"/>
    </style:style>
    <style:style style:name="gr3" style:family="graphic" style:parent-style-name="standard">
      <style:graphic-properties draw:stroke="none" draw:fill="solid" draw:fill-color="#ffffa6" draw:textarea-horizontal-align="justify" draw:textarea-vertical-align="middle" draw:auto-grow-height="false" fo:min-height="3.355cm" fo:min-width="11.682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625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578cm, 13.01cm, 0.263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a6"/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2" draw:text-style-name="P2" draw:layer="layout" svg:width="22.27cm" svg:height="9.256cm" svg:x="0.381cm" svg:y="0.628cm">
          <draw:image xlink:href="Pictures/100000000000036A000001A8FBB5E3C16DD831B4.png" xlink:type="simple" xlink:show="embed" xlink:actuate="onLoad" loext:mime-type="image/png">
            <text:p/>
          </draw:image>
        </draw:frame>
        <draw:custom-shape draw:style-name="gr3" draw:text-style-name="P3" draw:layer="layout" svg:width="12.182cm" svg:height="3.605cm" svg:x="0.59cm" svg:y="6.2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4" draw:text-style-name="P2" draw:layer="layout" svg:width="20.187cm" svg:height="12.302cm" svg:x="0.337cm" svg:y="0.517cm">
          <draw:image xlink:href="Pictures/10000000000002FB000001D1BD0D996AC2423C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5" draw:text-style-name="P2" draw:layer="layout" svg:width="15.476cm" svg:height="14.35cm" svg:x="12.392cm" svg:y="1.043cm">
          <draw:image xlink:href="Pictures/10000000000002180000027A8DAC5BD8B0E42A93.png" xlink:type="simple" xlink:show="embed" xlink:actuate="onLoad" loext:mime-type="image/png">
            <text:p/>
          </draw:image>
        </draw:frame>
        <draw:frame draw:style-name="gr6" draw:text-style-name="P2" draw:layer="layout" svg:width="12.822cm" svg:height="3.617cm" svg:x="0cm" svg:y="0.628cm">
          <draw:image xlink:href="Pictures/10000000000002180000027A8DAC5BD8B0E42A9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4T09:35:02.405063920</meta:creation-date>
    <dc:date>2025-02-24T09:40:25.559543380</dc:date>
    <meta:editing-duration>PT5M22S</meta:editing-duration>
    <meta:editing-cycles>4</meta:editing-cycles>
    <meta:generator>LibreOffice/6.4.7.2$Linux_X86_64 LibreOffice_project/40$Build-2</meta:generator>
    <meta:document-statistic meta:object-count="39"/>
  </office:meta>
</office:document-meta>
</file>